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sv" fo:country="SE"/>
    </style:style>
    <style:style style:name="P2" style:family="paragraph" style:parent-style-name="Standard">
      <style:text-properties fo:language="sv" fo:country="SE"/>
    </style:style>
    <style:style style:name="P3" style:family="paragraph" style:parent-style-name="Standard" style:list-style-name="L1">
      <style:text-properties fo:language="sv" fo:country="SE"/>
    </style:style>
    <style:style style:name="P4" style:family="paragraph" style:parent-style-name="Standard" style:list-style-name="L2">
      <style:text-properties fo:language="sv" fo:country="SE"/>
    </style:style>
    <style:style style:name="P5" style:family="paragraph" style:parent-style-name="Standard" style:list-style-name="L3">
      <style:text-properties fo:language="sv" fo:country="SE"/>
    </style:style>
    <style:style style:name="P6" style:family="paragraph" style:parent-style-name="Standard" style:list-style-name="L4">
      <style:text-properties fo:language="sv" fo:country="SE"/>
    </style:style>
    <style:style style:name="P7" style:family="paragraph" style:parent-style-name="Standard" style:list-style-name="L5">
      <style:text-properties fo:language="sv" fo:country="SE"/>
    </style:style>
    <style:style style:name="T1" style:family="text">
      <style:text-properties fo:language="sv" fo:country="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ke Gameloop <text:span text:style-name="T1">→ go through dungeon, defeat enemies and get to the last room</text:span></text:p>
      <text:list xml:id="list401092826757812660" text:style-name="L1">
        <text:list-item>
          <text:p text:style-name="P3">Be transported back to HQ if you clear quest</text:p>
        </text:list-item>
        <text:list-item>
          <text:p text:style-name="P3">Make quests different things</text:p>
        </text:list-item>
        <text:list-item>
          <text:p text:style-name="P3">Have last room be included amongst quests</text:p>
        </text:list-item>
        <text:list-item>
          <text:p text:style-name="P3">Go to another area sometimes if you go to the last room</text:p>
        </text:list-item>
      </text:list>
      <text:p text:style-name="P1">Event</text:p>
      <text:list xml:id="list1627334473925745094" text:style-name="L2">
        <text:list-item>
          <text:p text:style-name="P4">Events control weather/climate, what kinds of quests might appear and the tone thereof. Events overlap somewhat with arcs</text:p>
        </text:list-item>
        <text:list-item>
          <text:p text:style-name="P4">There are long period events, daily events and cosmic events</text:p>
        </text:list-item>
        <text:list-item>
          <text:p text:style-name="P4">Daily events include festivals, holidays and things such as church day or market</text:p>
        </text:list-item>
        <text:list-item>
          <text:p text:style-name="P4">Cosmic events include eclipse, moon phase, blue moon, meteor shower, or a specific comet flies by</text:p>
        </text:list-item>
        <text:list-item>
          <text:p text:style-name="P4">Period events include Peace, Heat wave, Drought, Famine, War, Earthquake Aftermath, Magical event. Their icons are 32 * 64</text:p>
          <text:list>
            <text:list-item>
              <text:p text:style-name="P4">Peace – No other events can occur. Can be timeskipped.</text:p>
            </text:list-item>
            <text:list-item>
              <text:p text:style-name="P4">Heatwave – May cause drought. Large scale forest fires</text:p>
            </text:list-item>
            <text:list-item>
              <text:p text:style-name="P4">Drought – May cause famine. Lakes lose water. Rivers run dry</text:p>
            </text:list-item>
            <text:list-item>
              <text:p text:style-name="P4">Famine – Villagers are hungry and may start dying</text:p>
            </text:list-item>
            <text:list-item>
              <text:p text:style-name="P4">War – Two or more states are currently at war.</text:p>
            </text:list-item>
            <text:list-item>
              <text:p text:style-name="P4">Earthquake aftermath – The land is recovering from an Earthquake</text:p>
            </text:list-item>
            <text:list-item>
              <text:p text:style-name="P4">Magical event – May be any kind of element, and amplifies that element in any region. Often due to a plot point, but not necessarily.</text:p>
            </text:list-item>
          </text:list>
        </text:list-item>
      </text:list>
      <text:p text:style-name="Standard"/>
      <text:p text:style-name="Standard">Worldmap generation</text:p>
      <text:list xml:id="list6640412492506538347" text:style-name="L3">
        <text:list-item>
          <text:p text:style-name="P5">Use a noise to create the entire world map</text:p>
        </text:list-item>
        <text:list-item>
          <text:p text:style-name="P5">When making levels, select first a place on the world map and then generate the rest from that</text:p>
        </text:list-item>
        <text:list-item>
          <text:p text:style-name="P5">The level will then ”take up a spot” on the map. You can connect spots to eachother even though such a connection wasn''t available at first.</text:p>
        </text:list-item>
        <text:list-item>
          <text:p text:style-name="P5">All level information is stored in a database</text:p>
        </text:list-item>
        <text:list-item>
          <text:p text:style-name="P5">Level information is simply loaded at the same time as the map is taken out.</text:p>
        </text:list-item>
      </text:list>
      <text:p text:style-name="P1"/>
      <text:p text:style-name="P1">Symbol generation</text:p>
      <text:list xml:id="list2112279168705512163" text:style-name="L4">
        <text:list-item>
          <text:p text:style-name="P6">A series of bools, such as mode of symmetry</text:p>
        </text:list-item>
        <text:list-item>
          <text:p text:style-name="P6">Reflectional and Rotational symmetry</text:p>
        </text:list-item>
        <text:list-item>
          <text:p text:style-name="P6">Use only lines, Use only halfcircle curves, Use dots</text:p>
        </text:list-item>
        <text:list-item>
          <text:p text:style-name="P6">Level of complexity, ie, amount of parts</text:p>
        </text:list-item>
        <text:list-item>
          <text:p text:style-name="P6">Add a star polygon (maybe as a frame)</text:p>
        </text:list-item>
      </text:list>
      <text:p text:style-name="P1"/>
      <text:p text:style-name="P1">Architecture generation</text:p>
      <text:list xml:id="list5204238413363796601" text:style-name="L5">
        <text:list-item>
          <text:p text:style-name="P7">Frieze group</text:p>
        </text:list-item>
        <text:list-item>
          <text:p text:style-name="P7">Wallpaper grou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briel Senekovic</meta:initial-creator>
    <meta:creation-date>2020-11-16T15:10:57.51</meta:creation-date>
    <dc:date>2020-11-17T21:15:01.47</dc:date>
    <dc:creator>Gabriel Senekovic</dc:creator>
    <meta:editing-duration>PT4H47M2S</meta:editing-duration>
    <meta:editing-cycles>4</meta:editing-cycles>
    <meta:generator>OpenOffice/4.1.2$Win32 OpenOffice.org_project/412m3$Build-9782</meta:generator>
    <meta:document-statistic meta:table-count="0" meta:image-count="0" meta:object-count="0" meta:page-count="1" meta:paragraph-count="33" meta:word-count="358" meta:character-count="1908"/>
  </office:meta>
</office:document-meta>
</file>